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A000000A9D8E5E768.png" manifest:media-type="image/png"/>
  <manifest:file-entry manifest:full-path="Pictures/10000201000000C200000103D67EAB06.png" manifest:media-type="image/png"/>
  <manifest:file-entry manifest:full-path="Pictures/10000000000002D4000001E2E449A0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svg:stroke-width="0.102cm" svg:stroke-color="#000080" draw:marker-start="Arrow" draw:marker-start-width="0.559cm" draw:marker-end="Arrow" draw:marker-end-width="0.559cm" draw:fill="none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072cm" svg:x="0cm" svg:y="0cm">
          <draw:image xlink:href="Pictures/10000000000002D4000001E2E449A0A2.png" xlink:type="simple" xlink:show="embed" xlink:actuate="onLoad">
            <text:p/>
          </draw:image>
        </draw:frame>
        <draw:frame draw:style-name="gr1" draw:text-style-name="P1" draw:layer="layout" svg:width="1.203cm" svg:height="1.606cm" draw:transform="rotate (-1.5707963267949) translate (1.812cm 3.883cm)">
          <draw:image xlink:href="Pictures/10000201000000C200000103D67EAB06.png" xlink:type="simple" xlink:show="embed" xlink:actuate="onLoad">
            <text:p/>
          </draw:image>
        </draw:frame>
        <draw:frame draw:style-name="gr2" draw:text-style-name="P1" draw:layer="layout" svg:width="1.048cm" svg:height="1.042cm" draw:transform="rotate (-3.14159265358979) translate (1.216cm 1.169cm)">
          <draw:image xlink:href="Pictures/10000000000000AA000000A9D8E5E768.png" xlink:type="simple" xlink:show="embed" xlink:actuate="onLoad">
            <text:p/>
          </draw:image>
        </draw:frame>
        <draw:line draw:style-name="gr3" draw:text-style-name="P1" draw:layer="layout" svg:x1="2.323cm" svg:y1="3.57cm" svg:x2="0.831cm" svg:y2="1.292cm">
          <text:p/>
        </draw:line>
        <draw:custom-shape draw:style-name="gr4" draw:text-style-name="P3" draw:layer="layout" svg:width="3.234cm" svg:height="1.586cm" svg:x="4.15cm" svg:y="3.355cm">
          <text:p text:style-name="P2"><text:span text:style-name="T1">There <text:s/>is</text:span></text:p>
          <text:p text:style-name="P2"><text:span text:style-name="T1">less interference</text:span></text:p>
          <text:p text:style-name="P2"><text:span text:style-name="T1">on Channel 6</text:span></text:p>
          <draw:enhanced-geometry svg:viewBox="0 0 21600 21600" draw:text-areas="800 800 20800 20800" draw:type="round-rectangular-callout" draw:modifiers="-14034.9922720247 12753.11909262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ffrey Challen</meta:initial-creator>
    <meta:creation-date>2014-04-18T07:35:35</meta:creation-date>
    <dc:date>2014-04-18T10:12:16.272583000</dc:date>
    <dc:creator>Geoffrey Challen</dc:creator>
    <meta:editing-duration>PT8M1S</meta:editing-duration>
    <meta:editing-cycles>3</meta:editing-cycles>
    <meta:generator>LibreOffice/4.2.1.1$MacOSX_X86_64 LibreOffice_project/d7dbbd7842e6a58b0f521599204e827654e1fb8b</meta:generator>
    <meta:document-statistic meta:object-count="5"/>
  </office:meta>
</office:document-meta>
</file>